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language="en" fo:country="US" officeooo:paragraph-rsid="00205c17"/>
    </style:style>
    <style:style style:name="P2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language="en" fo:country="US" fo:font-weight="bold" officeooo:rsid="0027de0b" officeooo:paragraph-rsid="0027de0b" style:font-weight-asian="bold" style:font-weight-complex="bold"/>
    </style:style>
    <style:style style:name="P3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language="en" fo:country="US" fo:font-weight="normal" officeooo:rsid="0027de0b" officeooo:paragraph-rsid="0027de0b" style:font-weight-asian="normal" style:font-weight-complex="normal"/>
    </style:style>
    <style:style style:name="P4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language="en" fo:country="US" fo:font-weight="normal" officeooo:rsid="0027de0b" officeooo:paragraph-rsid="0028c9b5" style:font-weight-asian="normal" style:font-weight-complex="normal"/>
    </style:style>
    <style:style style:name="P5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00" fo:language="en" fo:country="US" fo:font-weight="normal" officeooo:rsid="001dfc8b" officeooo:paragraph-rsid="00205c17" style:font-weight-asian="normal" style:font-weight-complex="normal"/>
    </style:style>
    <style:style style:name="P6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paragraph-rsid="0028c9b5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language="en" fo:country="US" officeooo:paragraph-rsid="00205c17"/>
    </style:style>
    <style:style style:name="P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language="en" fo:country="US" officeooo:paragraph-rsid="0028c9b5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205c17"/>
    </style:style>
    <style:style style:name="P1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/>
    </style:style>
    <style:style style:name="P1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28c9b5"/>
    </style:style>
    <style:style style:name="P13" style:family="paragraph" style:parent-style-name="Standard">
      <style:text-properties officeooo:paragraph-rsid="001dfc8b"/>
    </style:style>
    <style:style style:name="P14" style:family="paragraph" style:parent-style-name="Standard">
      <style:text-properties fo:language="en" fo:country="US" fo:font-weight="bold" officeooo:rsid="001dfc8b" officeooo:paragraph-rsid="001dfc8b" style:font-weight-asian="bold" style:font-weight-complex="bold"/>
    </style:style>
    <style:style style:name="P15" style:family="paragraph" style:parent-style-name="Standard">
      <style:text-properties fo:language="en" fo:country="US" fo:font-weight="bold" officeooo:rsid="0025640c" officeooo:paragraph-rsid="0025640c" style:font-weight-asian="bold" style:font-weight-complex="bold"/>
    </style:style>
    <style:style style:name="P16" style:family="paragraph" style:parent-style-name="Standard">
      <style:text-properties fo:language="en" fo:country="US" fo:font-weight="normal" officeooo:rsid="001dfc8b" officeooo:paragraph-rsid="001dfc8b" style:font-weight-asian="normal" style:font-weight-complex="normal"/>
    </style:style>
    <style:style style:name="P17" style:family="paragraph" style:parent-style-name="Standard">
      <style:text-properties fo:language="en" fo:country="US" fo:font-weight="normal" officeooo:rsid="001dfc8b" officeooo:paragraph-rsid="00205c17" style:font-weight-asian="normal" style:font-weight-complex="normal"/>
    </style:style>
    <style:style style:name="P18" style:family="paragraph" style:parent-style-name="Standard">
      <style:text-properties fo:language="en" fo:country="US" fo:font-weight="normal" officeooo:rsid="00221340" officeooo:paragraph-rsid="00205c17" style:font-weight-asian="normal" style:font-weight-complex="normal"/>
    </style:style>
    <style:style style:name="P19" style:family="paragraph" style:parent-style-name="Standard">
      <style:text-properties fo:language="en" fo:country="US" fo:font-weight="normal" officeooo:rsid="00266f00" officeooo:paragraph-rsid="00266f00" style:font-weight-asian="normal" style:font-weight-complex="normal"/>
    </style:style>
    <style:style style:name="P20" style:family="paragraph" style:parent-style-name="Standard">
      <style:text-properties fo:language="en" fo:country="US" fo:font-weight="normal" officeooo:rsid="00267fa4" officeooo:paragraph-rsid="00266f00" style:font-weight-asian="normal" style:font-weight-complex="normal"/>
    </style:style>
    <style:style style:name="P21" style:family="paragraph" style:parent-style-name="Standard">
      <style:text-properties fo:language="en" fo:country="US" style:text-underline-style="solid" style:text-underline-width="auto" style:text-underline-color="font-color" fo:font-weight="normal" officeooo:rsid="0025640c" officeooo:paragraph-rsid="0025640c" style:font-weight-asian="normal" style:font-weight-complex="normal"/>
    </style:style>
    <style:style style:name="P22" style:family="paragraph" style:parent-style-name="Standard">
      <style:text-properties officeooo:paragraph-rsid="00205c17"/>
    </style:style>
    <style:style style:name="P23" style:family="paragraph" style:parent-style-name="Preformatted_20_Text">
      <style:text-properties fo:language="en" fo:country="US" fo:font-weight="normal" officeooo:rsid="00266f00" officeooo:paragraph-rsid="00266f00" style:font-weight-asian="normal" style:font-weight-complex="normal"/>
    </style:style>
    <style:style style:name="P24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00" fo:language="en" fo:country="US" fo:font-weight="normal" officeooo:rsid="001dfc8b" officeooo:paragraph-rsid="00205c17" style:font-weight-asian="normal" style:font-weight-complex="normal"/>
    </style:style>
    <style:style style:name="P25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00" fo:language="en" fo:country="US" fo:font-weight="normal" officeooo:rsid="0028c9b5" officeooo:paragraph-rsid="0027de0b" style:font-weight-asian="normal" style:font-weight-complex="normal"/>
    </style:style>
    <style:style style:name="P26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00" fo:language="en" fo:country="US" fo:font-weight="bold" officeooo:rsid="002db3ab" officeooo:paragraph-rsid="002db3ab" style:font-weight-asian="bold" style:font-weight-complex="bold"/>
    </style:style>
    <style:style style:name="P27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paragraph-rsid="0029c66c"/>
    </style:style>
    <style:style style:name="P28" style:family="paragraph" style:parent-style-name="Standard">
      <style:text-properties officeooo:paragraph-rsid="00266f00"/>
    </style:style>
    <style:style style:name="T1" style:family="text">
      <style:text-properties fo:language="en" fo:country="US" fo:font-weight="normal" officeooo:rsid="001dfc8b" style:font-weight-asian="normal" style:font-weight-complex="normal"/>
    </style:style>
    <style:style style:name="T2" style:family="text">
      <style:text-properties fo:language="en" fo:country="US" fo:font-weight="normal" officeooo:rsid="001f3907" style:font-weight-asian="normal" style:font-weight-complex="normal"/>
    </style:style>
    <style:style style:name="T3" style:family="text">
      <style:text-properties fo:language="en" fo:country="US" fo:font-weight="normal" officeooo:rsid="00203f02" style:font-weight-asian="normal" style:font-weight-complex="normal"/>
    </style:style>
    <style:style style:name="T4" style:family="text">
      <style:text-properties fo:language="en" fo:country="US" fo:font-weight="normal" officeooo:rsid="00266f00" style:font-weight-asian="normal" style:font-weight-complex="normal"/>
    </style:style>
    <style:style style:name="T5" style:family="text">
      <style:text-properties fo:language="en" fo:country="US" fo:font-weight="normal" officeooo:rsid="002a8d60" style:font-weight-asian="normal" style:font-weight-complex="normal"/>
    </style:style>
    <style:style style:name="T6" style:family="text">
      <style:text-properties fo:language="en" fo:country="US" fo:font-weight="bold" officeooo:rsid="001dfc8b" style:font-weight-asian="bold" style:font-weight-complex="bold"/>
    </style:style>
    <style:style style:name="T7" style:family="text">
      <style:text-properties fo:language="en" fo:country="US" fo:font-weight="bold" officeooo:rsid="00205c17" style:font-weight-asian="bold" style:font-weight-complex="bold"/>
    </style:style>
    <style:style style:name="T8" style:family="text">
      <style:text-properties fo:color="#0000cc"/>
    </style:style>
    <style:style style:name="T9" style:family="text">
      <style:text-properties fo:color="#0000cc" fo:font-weight="normal" officeooo:rsid="001dfc8b" style:font-weight-asian="normal" style:font-weight-complex="normal"/>
    </style:style>
    <style:style style:name="T10" style:family="text">
      <style:text-properties fo:color="#0000cc" fo:font-weight="bold"/>
    </style:style>
    <style:style style:name="T11" style:family="text">
      <style:text-properties fo:color="#0000cc" fo:language="en" fo:country="US" fo:font-weight="bold"/>
    </style:style>
    <style:style style:name="T12" style:family="text">
      <style:text-properties fo:color="#0000cc" officeooo:rsid="001dfc8b"/>
    </style:style>
    <style:style style:name="T13" style:family="text">
      <style:text-properties fo:color="#000000"/>
    </style:style>
    <style:style style:name="T14" style:family="text">
      <style:text-properties fo:color="#000000" fo:font-weight="normal" style:font-weight-asian="normal" style:font-weight-complex="normal"/>
    </style:style>
    <style:style style:name="T15" style:family="text">
      <style:text-properties fo:color="#000000" fo:font-weight="normal" officeooo:rsid="001dfc8b" style:font-weight-asian="normal" style:font-weight-complex="normal"/>
    </style:style>
    <style:style style:name="T16" style:family="text">
      <style:text-properties fo:color="#000000" officeooo:rsid="00205c17"/>
    </style:style>
    <style:style style:name="T17" style:family="text">
      <style:text-properties fo:color="#000000" fo:language="en" fo:country="US"/>
    </style:style>
    <style:style style:name="T18" style:family="text">
      <style:text-properties fo:color="#000000" fo:language="en" fo:country="US" officeooo:rsid="00205c17"/>
    </style:style>
    <style:style style:name="T19" style:family="text">
      <style:text-properties fo:color="#000000" fo:language="en" fo:country="US" fo:font-weight="bold" officeooo:rsid="00205c17"/>
    </style:style>
    <style:style style:name="T20" style:family="text">
      <style:text-properties fo:color="#000000" fo:language="en" fo:country="US" fo:font-weight="bold" officeooo:rsid="0027de0b" style:font-weight-asian="bold" style:font-weight-complex="bold"/>
    </style:style>
    <style:style style:name="T21" style:family="text">
      <style:text-properties fo:color="#000000" fo:language="en" fo:country="US" fo:font-weight="bold" officeooo:rsid="001dfc8b" style:font-weight-asian="bold" style:font-weight-complex="bold"/>
    </style:style>
    <style:style style:name="T22" style:family="text">
      <style:text-properties fo:color="#000000" fo:language="en" fo:country="US" fo:font-weight="normal" style:font-weight-asian="normal" style:font-weight-complex="normal"/>
    </style:style>
    <style:style style:name="T23" style:family="text">
      <style:text-properties fo:color="#000000" fo:language="en" fo:country="US" fo:font-weight="normal" officeooo:rsid="0027de0b" style:font-weight-asian="normal" style:font-weight-complex="normal"/>
    </style:style>
    <style:style style:name="T24" style:family="text">
      <style:text-properties fo:color="#000000" fo:language="en" fo:country="US" fo:font-weight="normal" officeooo:rsid="0028c9b5" style:font-weight-asian="normal" style:font-weight-complex="normal"/>
    </style:style>
    <style:style style:name="T25" style:family="text">
      <style:text-properties fo:color="#000000" fo:language="en" fo:country="US" fo:font-weight="normal" officeooo:rsid="0029c66c" style:font-weight-asian="normal" style:font-weight-complex="normal"/>
    </style:style>
    <style:style style:name="T26" style:family="text">
      <style:text-properties fo:color="#000000" fo:language="en" fo:country="US" fo:font-weight="normal" officeooo:rsid="002bd65c" style:font-weight-asian="normal" style:font-weight-complex="normal"/>
    </style:style>
    <style:style style:name="T27" style:family="text">
      <style:text-properties fo:color="#000000" fo:language="en" fo:country="US" fo:font-weight="normal" officeooo:rsid="002c7a14" style:font-weight-asian="normal" style:font-weight-complex="normal"/>
    </style:style>
    <style:style style:name="T28" style:family="text">
      <style:text-properties fo:color="#000000" style:font-name="Liberation Mono" fo:font-size="10pt" fo:language="en" fo:country="US" officeooo:rsid="00205c17" style:font-name-asian="Noto Sans Mono CJK SC" style:font-size-asian="10pt" style:font-name-complex="Liberation Mono" style:font-size-complex="10pt"/>
    </style:style>
    <style:style style:name="T29" style:family="text">
      <style:text-properties fo:color="#000000" style:font-name="Liberation Mono" fo:font-size="10pt" fo:language="en" fo:country="US" officeooo:rsid="0028c9b5" style:font-name-asian="Noto Sans Mono CJK SC" style:font-size-asian="10pt" style:font-name-complex="Liberation Mono" style:font-size-complex="10pt"/>
    </style:style>
    <style:style style:name="T30" style:family="text">
      <style:text-properties fo:color="#000000" style:font-name="Liberation Mono" fo:font-size="10pt" fo:language="en" fo:country="US" fo:font-weight="bold" officeooo:rsid="00205c17" style:font-name-asian="Noto Sans Mono CJK SC" style:font-size-asian="10pt" style:font-name-complex="Liberation Mono" style:font-size-complex="10pt"/>
    </style:style>
    <style:style style:name="T31" style:family="text">
      <style:text-properties fo:color="#000000" style:font-name="Liberation Mono" fo:font-size="10pt" fo:language="en" fo:country="US" fo:font-weight="bold" officeooo:rsid="0028c9b5" style:font-name-asian="Noto Sans Mono CJK SC" style:font-size-asian="10pt" style:font-name-complex="Liberation Mono" style:font-size-complex="10pt"/>
    </style:style>
    <style:style style:name="T32" style:family="text">
      <style:text-properties fo:color="#000000" style:font-name="Liberation Mono" fo:font-size="10pt" fo:language="en" fo:country="US" fo:font-weight="bold" officeooo:rsid="0028c9b5" style:font-name-asian="Noto Sans Mono CJK SC" style:font-size-asian="10pt" style:font-weight-asian="bold" style:font-name-complex="Liberation Mono" style:font-size-complex="10pt" style:font-weight-complex="bold"/>
    </style:style>
    <style:style style:name="T33" style:family="text">
      <style:text-properties fo:color="#000000" style:font-name="Liberation Mono" fo:font-size="10pt" fo:language="en" fo:country="US" fo:font-weight="normal" officeooo:rsid="002a8d60" style:font-name-asian="Noto Sans Mono CJK SC" style:font-size-asian="10pt" style:font-weight-asian="normal" style:font-name-complex="Liberation Mono" style:font-size-complex="10pt" style:font-weight-complex="normal"/>
    </style:style>
    <style:style style:name="T34" style:family="text">
      <style:text-properties fo:color="#000000" style:font-name="Liberation Mono" fo:font-size="10pt" fo:language="en" fo:country="US" fo:font-weight="normal" officeooo:rsid="002bd65c" style:font-name-asian="Noto Sans Mono CJK SC" style:font-size-asian="10pt" style:font-weight-asian="normal" style:font-name-complex="Liberation Mono" style:font-size-complex="10pt" style:font-weight-complex="normal"/>
    </style:style>
    <style:style style:name="T35" style:family="text">
      <style:text-properties fo:color="#000000" style:font-name="Liberation Mono" fo:font-size="10pt" officeooo:rsid="0028c9b5" style:font-name-asian="Noto Sans Mono CJK SC" style:font-size-asian="10pt" style:font-name-complex="Liberation Mono" style:font-size-complex="10pt"/>
    </style:style>
    <style:style style:name="T36" style:family="text">
      <style:text-properties fo:color="#000000" fo:font-weight="bold" officeooo:rsid="00205c17"/>
    </style:style>
    <style:style style:name="T37" style:family="text">
      <style:text-properties fo:color="#000000" officeooo:rsid="001dfc8b"/>
    </style:style>
    <style:style style:name="T38" style:family="text">
      <style:text-properties fo:color="#000000" officeooo:rsid="0028b016"/>
    </style:style>
    <style:style style:name="T39" style:family="text">
      <style:text-properties fo:color="#000000" officeooo:rsid="0028c9b5"/>
    </style:style>
    <style:style style:name="T40" style:family="text">
      <style:text-properties fo:color="#800000"/>
    </style:style>
    <style:style style:name="T41" style:family="text">
      <style:text-properties fo:color="#800000" fo:language="en" fo:country="US"/>
    </style:style>
    <style:style style:name="T42" style:family="text">
      <style:text-properties officeooo:rsid="0025640c"/>
    </style:style>
    <style:style style:name="T43" style:family="text">
      <style:text-properties officeooo:rsid="002bd65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Events</text:p>
      <text:p text:style-name="P28"><text:span text:style-name="T4">In order to better understand the system, it is necessary to identify the events that may occur, how the system will respond </text:span><text:span text:style-name="T5">to the event</text:span><text:span text:style-name="T4">, what caused the event and what type of event it is. For the remote system, the events likely to occur are presented in table [ref].</text:span></text:p>
      <text:p text:style-name="P19"/>
      <text:p text:style-name="P23"><text:span text:style-name="T8">\begin</text:span><text:span text:style-name="T13">{table}[ht]</text:span></text:p>
      <text:p text:style-name="P7"><text:span text:style-name="T13"><text:s text:c="8"/></text:span><text:span text:style-name="T40">\centering</text:span></text:p>
      <text:p text:style-name="P7"><text:span text:style-name="T13"><text:s text:c="8"/></text:span><text:span text:style-name="T40">\resizebox</text:span><text:span text:style-name="T13">{</text:span><text:span text:style-name="T40">\columnwidth</text:span><text:span text:style-name="T13">}{!}{</text:span></text:p>
      <text:p text:style-name="P7"><text:span text:style-name="T13"><text:s text:c="8"/></text:span><text:span text:style-name="T8">\begin</text:span><text:span text:style-name="T13">{tabular}{||c | c | c | c||} </text:span></text:p>
      <text:p text:style-name="P7"><text:span text:style-name="T13"><text:s text:c="16"/></text:span><text:span text:style-name="T40">\hline</text:span></text:p>
      <text:p text:style-name="P7"><text:span text:style-name="T13"><text:s text:c="16"/></text:span><text:span text:style-name="T40">\textbf</text:span><text:span text:style-name="T13">{Event} &amp; </text:span><text:span text:style-name="T40">\textbf</text:span><text:span text:style-name="T13">{System Response} &amp; </text:span><text:span text:style-name="T40">\textbf</text:span><text:span text:style-name="T13">{Source} &amp; </text:span><text:span text:style-name="T40">\textbf</text:span><text:span text:style-name="T13">{Type}</text:span><text:span text:style-name="T40">\\</text:span></text:p>
      <text:p text:style-name="P7"><text:span text:style-name="T13"><text:s text:c="16"/></text:span><text:span text:style-name="T40">\hline\hline</text:span></text:p>
      <text:p text:style-name="P7"><text:span text:style-name="T13">Login &amp; Show application main screen if successful &amp; Operator &amp; Asynchronous</text:span><text:span text:style-name="T40">\\\hline</text:span></text:p>
      <text:p text:style-name="P7"><text:span text:style-name="T13">Obtain geolocation &amp; Request device geolocation &amp; Mobile device &amp; Asynchronous</text:span><text:span text:style-name="T40">\\\hline</text:span></text:p>
      <text:p text:style-name="P7"><text:span text:style-name="T13">App notification &amp; Notifies the operator about the lamppost status &amp; Remote Server &amp; Asynchronous</text:span><text:span text:style-name="T40">\\\hline</text:span></text:p>
      <text:p text:style-name="P7"><text:span text:style-name="T13">Register operator &amp; Add operator information to databas &amp; Operator &amp; Asynchronous</text:span><text:span text:style-name="T40">\\\hline</text:span></text:p>
      <text:p text:style-name="P7"><text:span text:style-name="T13">Modify lamppost &amp; Update lamppost information to database &amp; Operator &amp; Asynchronous</text:span><text:span text:style-name="T40">\\\hline</text:span></text:p>
      <text:p text:style-name="P7"><text:span text:style-name="T13">Register lamppost &amp; Add lamppost information to database &amp; Operator &amp; Asynchronous</text:span><text:span text:style-name="T40">\\\hline</text:span></text:p>
      <text:p text:style-name="P7"><text:span text:style-name="T13">Insert location &amp; Show parking spots &amp; User &amp; Asynchronous</text:span><text:span text:style-name="T40">\\\hline</text:span></text:p>
      <text:p text:style-name="P11">Obtain geolocation &amp; Request device geolocation &amp; Mobile Device &amp; Asynchronous</text:p>
      <text:p text:style-name="P7"><text:span text:style-name="T13"><text:s text:c="16"/></text:span><text:span text:style-name="T40">\\\hline</text:span></text:p>
      <text:p text:style-name="P7"><text:span text:style-name="T13"><text:s text:c="8"/></text:span><text:span text:style-name="T8">\end</text:span><text:span text:style-name="T13">{tabular}</text:span></text:p>
      <text:p text:style-name="P11"><text:s text:c="8"/>}</text:p>
      <text:p text:style-name="P11"><text:s text:c="16"/></text:p>
      <text:p text:style-name="P7"><text:span text:style-name="T13"><text:s text:c="8"/></text:span><text:span text:style-name="T40">\caption</text:span><text:span text:style-name="T13">{Remote system events.}</text:span></text:p>
      <text:p text:style-name="P7"><text:span text:style-name="T13"><text:s text:c="8"/></text:span><text:span text:style-name="T10">\label{table:data}</text:span></text:p>
      <text:p text:style-name="P7"><text:span text:style-name="T8">\end</text:span><text:span text:style-name="T13">{table}</text:span></text:p>
      <text:p text:style-name="P20"/>
      <text:p text:style-name="P21">Another important aspect is to note that most events are asynchronous, which means</text:p>
      <text:p text:style-name="P21">that the product is mostly passive, waiting for something to happen so it can respond</text:p>
      <text:p text:style-name="P21">properly, such as the system waking up only when there user movement is detected or</text:p>
      <text:p text:style-name="P21">making a command only when the user makes a sign.</text:p>
      <text:p text:style-name="P14"/>
      <text:p text:style-name="P14"/>
      <text:p text:style-name="P14">Use cases - Application</text:p>
      <text:p text:style-name="P16"/>
      <text:p text:style-name="P13"><text:span text:style-name="T1">The application use case</text:span><text:span text:style-name="T2">s</text:span><text:span text:style-name="T1"> diagram is represented in figure [ref], showing that the main actors in the system are the operator, the database and the mobile device. The operator can perform operations such as login, logout, register, modify </text:span><text:span text:style-name="T3">data</text:span><text:span text:style-name="T1"> about a </text:span><text:span text:style-name="T2">lamp</text:span><text:span text:style-name="T1">post and register new</text:span><text:span text:style-name="T3">ly</text:span><text:span text:style-name="T1"> </text:span><text:span text:style-name="T3">installed </text:span><text:span text:style-name="T1">posts that are installed, using, for this, the database (to obtain and record data) and the mobile device (to obtain the device location when registering a new post).</text:span></text:p>
      <text:p text:style-name="P16"/>
      <text:p text:style-name="P8"><text:span text:style-name="T8">\begin</text:span><text:span text:style-name="T13">{figure}[ht]</text:span></text:p>
      <text:p text:style-name="P8"><text:span text:style-name="T13"><text:s text:c="8"/></text:span><text:span text:style-name="T40">\centering</text:span></text:p>
      <text:p text:style-name="P8"><text:span text:style-name="T13"><text:s text:c="8"/></text:span><text:span text:style-name="T10">\includegraphics</text:span><text:span text:style-name="T13">[width=1</text:span><text:span text:style-name="T40">\textwidth</text:span><text:span text:style-name="T13">]{</text:span><text:span text:style-name="T16">UseCases_application</text:span><text:span text:style-name="T13">}</text:span></text:p>
      <text:p text:style-name="P10"><text:span text:style-name="T17"><text:s text:c="8"/></text:span><text:span text:style-name="T41">\caption</text:span><text:span text:style-name="T17">{</text:span><text:span text:style-name="T28">Remote System – Application Use Cases</text:span><text:span text:style-name="T17">.}</text:span></text:p>
      <text:p text:style-name="P8"><text:span text:style-name="T13"><text:s text:c="8"/></text:span><text:span text:style-name="T10">\label{fig:</text:span><text:span text:style-name="T36">UseCases_application</text:span><text:span text:style-name="T10">}</text:span></text:p>
      <text:p text:style-name="P1"><text:span text:style-name="T9">\end</text:span><text:span text:style-name="T15">{figure}</text:span></text:p>
      <text:p text:style-name="P5"/>
      <text:p text:style-name="P5"/>
      <text:p text:style-name="P2"><text:soft-page-break/><text:span text:style-name="T37">S</text:span><text:span text:style-name="T13">tate Chart – Application</text:span></text:p>
      <text:p text:style-name="P3"><text:span text:style-name="T13">In the figure [ref] is represented the state chart of the mobile application. It initiates with the system configuration, showing a home screen that allows the operator, the application user, to log in</text:span><text:span text:style-name="T38">to the system or register himself, if he doesn’t have login credentials. After a successful login, the system will show information about the lampposts associated to the logged in </text:span><text:span text:style-name="T39">operator and he can do operations like register lampposts, modify lampposts information and logout of the system.</text:span></text:p>
      <text:p text:style-name="P9"><text:span text:style-name="T8">\begin</text:span><text:span text:style-name="T13">{figure}[ht]</text:span></text:p>
      <text:p text:style-name="P9"><text:span text:style-name="T13"><text:s text:c="8"/></text:span><text:span text:style-name="T40">\centering</text:span></text:p>
      <text:p text:style-name="P12"><text:span text:style-name="T13"><text:s text:c="8"/></text:span><text:span text:style-name="T10">\includegraphics</text:span><text:span text:style-name="T13">[width=1</text:span><text:span text:style-name="T40">\textwidth</text:span><text:span text:style-name="T13">]{</text:span><text:span text:style-name="T39">StateChart</text:span><text:span text:style-name="T16">_</text:span><text:span text:style-name="T39">a</text:span><text:span text:style-name="T23">pplication</text:span><text:span text:style-name="T13">}</text:span></text:p>
      <text:p text:style-name="P12"><text:span text:style-name="T17"><text:s text:c="8"/></text:span><text:span text:style-name="T41">\caption</text:span><text:span text:style-name="T17">{</text:span><text:span text:style-name="T28">Remote System – Application </text:span><text:span text:style-name="T29">State Chart</text:span><text:span text:style-name="T17">.}</text:span></text:p>
      <text:p text:style-name="P12"><text:span text:style-name="T17"><text:s text:c="8"/></text:span><text:span text:style-name="T11">\label{fig:</text:span><text:span text:style-name="T31">StateChart</text:span><text:span text:style-name="T19">_application</text:span><text:span text:style-name="T11">}</text:span></text:p>
      <text:p text:style-name="P4"><text:span text:style-name="T12">\end</text:span><text:span text:style-name="T37">{figure}</text:span></text:p>
      <text:p text:style-name="P25"/>
      <text:p text:style-name="P26">Sequence Diagram – Application</text:p>
      <text:p text:style-name="P26"/>
      <text:p text:style-name="P5"/>
      <text:p text:style-name="P5"/>
      <text:p text:style-name="P22"><text:span text:style-name="T6">Use cases – </text:span><text:span text:style-name="T7">Web Site</text:span></text:p>
      <text:p text:style-name="P18">The web site use cases diagram is shown in figure [ref]. The main actors are a user, the database and a mobile device. In order to know if there are free parking spaces in a certain location, the user can enter a location (through the street name, for example) or, as in the application, use his mobile device to obtain the location automatically. The database lets the user know <text:span text:style-name="T42">where </text:span>the<text:span text:style-name="T42">re are</text:span> empty parking spaces.</text:p>
      <text:p text:style-name="P17"/>
      <text:p text:style-name="P8"><text:span text:style-name="T8">\begin</text:span><text:span text:style-name="T13">{figure}[ht]</text:span></text:p>
      <text:p text:style-name="P8"><text:span text:style-name="T13"><text:s text:c="8"/></text:span><text:span text:style-name="T40">\centering</text:span></text:p>
      <text:p text:style-name="P10"><text:span text:style-name="T17"><text:s text:c="8"/></text:span><text:span text:style-name="T11">\includegraphics</text:span><text:span text:style-name="T17">[width=1</text:span><text:span text:style-name="T41">\textwidth</text:span><text:span text:style-name="T17">]{</text:span><text:span text:style-name="T18">UseCases_W</text:span><text:span text:style-name="T28">ebSite</text:span><text:span text:style-name="T17">}</text:span></text:p>
      <text:p text:style-name="P10"><text:span text:style-name="T17"><text:s text:c="8"/></text:span><text:span text:style-name="T41">\caption</text:span><text:span text:style-name="T17">{</text:span><text:span text:style-name="T28">Remote System – Web Site Use Cases</text:span><text:span text:style-name="T17">.}</text:span></text:p>
      <text:p text:style-name="P10"><text:span text:style-name="T17"><text:s text:c="8"/></text:span><text:span text:style-name="T11">\label{fig:</text:span><text:span text:style-name="T19">UseCases_</text:span><text:span text:style-name="T30">WebSite</text:span><text:span text:style-name="T11">}</text:span></text:p>
      <text:p text:style-name="P1"><text:span text:style-name="T9">\end</text:span><text:span text:style-name="T15">{figure}</text:span></text:p>
      <text:p text:style-name="P6"><text:span text:style-name="T21">S</text:span><text:span text:style-name="T20">tate Chart – </text:span><text:span text:style-name="T32">Web Site</text:span></text:p>
      <text:p text:style-name="P27"><text:span text:style-name="T24">I</text:span><text:span text:style-name="T25">n figure [ref], one can see the web site state chart. </text:span><text:span text:style-name="T33">T</text:span><text:span text:style-name="T25">he system initiates with the system configuration. </text:span><text:span text:style-name="T26">Then it asks the user if he wants to use his location (through the mobile phone's GPS tracking system) or </text:span><text:span text:style-name="T34">type manually the location</text:span><text:span text:style-name="T26">. If the user enters the location manually (the street </text:span><text:span text:style-name="T27">name</text:span><text:span text:style-name="T26">, for example), it will be checked and, if valid, the free parking spaces will be displayed.</text:span></text:p>
      <text:p text:style-name="P9"><text:span text:style-name="T8">\begin</text:span><text:span text:style-name="T13">{figure}[ht]</text:span></text:p>
      <text:p text:style-name="P9"><text:span text:style-name="T13"><text:s text:c="8"/></text:span><text:span text:style-name="T40">\centering</text:span></text:p>
      <text:p text:style-name="P12"><text:span text:style-name="T13"><text:s text:c="8"/></text:span><text:span text:style-name="T10">\includegraphics</text:span><text:span text:style-name="T13">[width=1</text:span><text:span text:style-name="T40">\textwidth</text:span><text:span text:style-name="T13">]{</text:span><text:span text:style-name="T39">StateChart</text:span><text:span text:style-name="T16">_</text:span><text:span text:style-name="T35">WebSite</text:span><text:span text:style-name="T13">}</text:span></text:p>
      <text:p text:style-name="P12"><text:span text:style-name="T17"><text:s text:c="8"/></text:span><text:span text:style-name="T41">\caption</text:span><text:span text:style-name="T17">{</text:span><text:span text:style-name="T28">Remote System – </text:span><text:span text:style-name="T29">Web Site</text:span><text:span text:style-name="T28"> </text:span><text:span text:style-name="T29">State Chart</text:span><text:span text:style-name="T17">.}</text:span></text:p>
      <text:p text:style-name="P12"><text:span text:style-name="T17"><text:s text:c="8"/></text:span><text:span text:style-name="T11">\label{fig:</text:span><text:span text:style-name="T31">StateChart</text:span><text:span text:style-name="T19">_</text:span><text:span text:style-name="T31">WebSite</text:span><text:span text:style-name="T11">}</text:span></text:p>
      <text:p text:style-name="P4"><text:span text:style-name="T12">\end</text:span><text:span text:style-name="T37">{figure}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18:22:18.737830016</meta:creation-date>
    <dc:date>2021-11-23T16:58:58.299341314</dc:date>
    <meta:editing-duration>PT2H26M55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61" meta:word-count="582" meta:character-count="4370" meta:non-whitespace-character-count="3575"/>
  </office:meta>
</office:document-meta>
</file>